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800000015F42752D54D2C9098.png" manifest:media-type="image/png"/>
  <manifest:file-entry manifest:full-path="Pictures/100002460000027B0000022C1D44E2780A1D5A4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634cm" svg:height="0.555cm" svg:x="0cm" svg:y="0cm">
          <draw:image xlink:href="Pictures/100002460000027B0000022C1D44E2780A1D5A44.svg" xlink:type="simple" xlink:show="embed" xlink:actuate="onLoad" loext:mime-type="image/svg+xml">
            <text:p/>
          </draw:image>
          <draw:image xlink:href="Pictures/100002010000001800000015F42752D54D2C9098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4cm" fo:margin-bottom="0.024cm" fo:margin-left="0.024cm" fo:margin-right="0.024cm" fo:page-width="0.635cm" fo:page-height="0.5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5T10:25:44.994950577</dc:date>
    <meta:editing-duration>PT1M13S</meta:editing-duration>
    <meta:editing-cycles>1</meta:editing-cycles>
    <meta:document-statistic meta:object-count="1"/>
    <meta:generator>LibreOffice/6.4.2.2$Linux_X86_64 LibreOffice_project/40$Build-2</meta:generator>
  </office:meta>
</office:document-meta>
</file>